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f5849" officeooo:paragraph-rsid="000f5849"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f5849" officeooo:paragraph-rsid="000f584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10ae26" officeooo:paragraph-rsid="0010ae26" style:font-size-asian="10.5pt" style:font-weight-asian="normal" style:font-size-complex="12pt" style:font-weight-complex="normal"/>
    </style:style>
    <style:style style:name="T1" style:family="text">
      <style:text-properties officeooo:rsid="0010ae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 A DEFINIR</text:p>
      <text:p text:style-name="P1"/>
      <text:p text:style-name="P2">Problématique :</text:p>
      <text:p text:style-name="P2"/>
      <text:p text:style-name="P2">Les rues sont souvent encombrées de poubelles, qui pourrissent et produisent une pollution visuelle et olfactive. Les tournées de ramassage peuvent également être optimisées en étant dynamiquement définies en fonction de l'emplacement des poubelles sorties à ramasser.</text:p>
      <text:p text:style-name="P2"/>
      <text:p text:style-name="P2"><text:span text:style-name="T1">Solution</text:span> :</text:p>
      <text:p text:style-name="P2">Capteur GLONASS AURA, utilisant ses fonctions de géolocalisation et de capture de mouvements pour demander automatiquement un ramassage du container concerné.</text:p>
      <text:p text:style-name="P2">Les poubelles non sorties ne figurent pas sur le plan de ramassage des éboueurs.</text:p>
      <text:p text:style-name="P2"/>
      <text:p text:style-name="P2">Fonctionnement :</text:p>
      <text:p text:style-name="P2"/>
      <text:p text:style-name="P2">Schéma</text:p>
      <text:p text:style-name="P2"/>
      <text:p text:style-name="P2">Accéléromètre + Bouton → Signal GPS → validation OK / NOK</text:p>
      <text:p text:style-name="P2">→ Relève des données avant ramassage, calcul d'itinéraire optimisé. Sanction des utilisateurs sortant leurs poubelles à un moment inapproprié (répression de la pollution des rues).</text:p>
      <text:p text:style-name="P2"/>
      <text:p text:style-name="P3">Cible :</text:p>
      <text:p text:style-name="P3">Toulouse métropole, grande couronne. Entreprises et particuliers équippés. Points de ramassage statiques (tout le temps ramassé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x </meta:initial-creator>
    <meta:creation-date>2015-12-14T13:57:47.924685379</meta:creation-date>
    <dc:date>2015-12-14T14:23:03.199891447</dc:date>
    <dc:creator>Nux </dc:creator>
    <meta:editing-duration>PT6M25S</meta:editing-duration>
    <meta:editing-cycles>1</meta:editing-cycles>
    <meta:document-statistic meta:table-count="0" meta:image-count="0" meta:object-count="0" meta:page-count="1" meta:paragraph-count="12" meta:word-count="136" meta:character-count="940" meta:non-whitespace-character-count="816"/>
    <meta:generator>LibreOffice/4.4.3.2$Linux_X86_64 LibreOffice_project/40m0$Build-2</meta:generator>
  </office:meta>
</office:document-meta>
</file>